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46CD0000332A4F4BC7EF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16.999cm" svg:height="12.284cm" draw:z-index="0"><draw:image xlink:href="Pictures/20000007000046CD0000332A4F4BC7EF.svm" xlink:type="simple" xlink:show="embed" xlink:actuate="onLoad"/></draw:frame></text:p>
      <text:p text:style-name="Standard"/>
      <text:p text:style-name="Standard">Des ballons coulés en mer sont expérimentés pour réguler l'énergie verte , p 12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hapey</meta:initial-creator>
    <meta:creation-date>2014-12-02T11:52:56.03</meta:creation-date>
    <meta:document-statistic meta:table-count="0" meta:image-count="1" meta:object-count="0" meta:page-count="1" meta:paragraph-count="1" meta:word-count="14" meta:character-count="80"/>
    <dc:date>2014-12-02T11:54:09.80</dc:date>
    <dc:creator>Nicolas Chapey</dc:creator>
    <meta:editing-duration>PT00H01M13S</meta:editing-duration>
    <meta:editing-cycles>1</meta:editing-cycles>
    <meta:generator>OpenOffice.org/3.1$Win32 OpenOffice.org_project/310m19$Build-9420</meta:generator>
  </office:meta>
</office:document-meta>
</file>